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6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style-name="ce17" office:value-type="string" calcext:value-type="string">
            <text:p>results_f1</text:p>
          </table:table-cell>
          <table:table-cell table:number-columns-repeated="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18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 (label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6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string" calcext:value-type="string">
            <text:p>EPITOME mechanisms seem to not affect the results very much 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Test results show that treating mimicry as a number (as was default) seems to reduce accuracy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Repeat of 70, no retraining, only using already trained model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7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45" calcext:value-type="float">
            <text:p>0.5945</text:p>
          </table:table-cell>
          <table:table-cell table:number-columns-repeated="3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for VAD. Got the spellchecker wrong, all sentences have “comma” in them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7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9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at the start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9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n-alphanumeric symbols like ? ! . and , are accepte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11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contraction remover + 7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5784" calcext:value-type="float">
            <text:p>0.5784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47" calcext:value-type="float">
            <text:p>0.5947</text:p>
          </table:table-cell>
          <table:table-cell table:style-name="Default" office:value-type="float" office:value="0.506" calcext:value-type="float">
            <text:p>0.506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1671" calcext:value-type="float">
            <text:p>0.1671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2727" calcext:value-type="float">
            <text:p>0.27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2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[1, 1, 1, 1, 1, 1, 1, 0, 0, 1, 1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number-columns-repeated="6"/>
        </table:table-row>
        <table:table-row table:style-name="ro1" table:number-rows-repeated="104848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4:34:06.00507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5-27T14:49:06.489229497</dc:date>
    <meta:editing-duration>P2DT13H30M17S</meta:editing-duration>
    <meta:editing-cycles>55</meta:editing-cycles>
    <meta:document-statistic meta:table-count="1" meta:cell-count="725" meta:object-count="0"/>
  </office:meta>
</office:document-meta>
</file>